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780bc" officeooo:paragraph-rsid="002780bc"/>
    </style:style>
    <style:style style:name="P2" style:family="paragraph" style:parent-style-name="Standard">
      <style:text-properties officeooo:rsid="002d0b91" officeooo:paragraph-rsid="002d0b91"/>
    </style:style>
    <style:style style:name="P3" style:family="paragraph" style:parent-style-name="Standard">
      <style:text-properties officeooo:paragraph-rsid="002d0b91"/>
    </style:style>
    <style:style style:name="P4" style:family="paragraph" style:parent-style-name="Standard">
      <style:text-properties officeooo:paragraph-rsid="0031e2b8"/>
    </style:style>
    <style:style style:name="P5" style:family="paragraph" style:parent-style-name="Standard">
      <style:text-properties officeooo:paragraph-rsid="002edc30"/>
    </style:style>
    <style:style style:name="T1" style:family="text">
      <style:text-properties officeooo:rsid="002a8f63"/>
    </style:style>
    <style:style style:name="T2" style:family="text">
      <style:text-properties officeooo:rsid="002b3b0d"/>
    </style:style>
    <style:style style:name="T3" style:family="text">
      <style:text-properties officeooo:rsid="002b6f6e"/>
    </style:style>
    <style:style style:name="T4" style:family="text">
      <style:text-properties officeooo:rsid="002d0b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8f63" style:font-weight-asian="bold" style:font-weight-complex="bold"/>
    </style:style>
    <style:style style:name="T7" style:family="text">
      <style:text-properties fo:font-weight="bold" officeooo:rsid="002d0b91" style:font-weight-asian="bold" style:font-weight-complex="bold"/>
    </style:style>
    <style:style style:name="T8" style:family="text">
      <style:text-properties officeooo:rsid="002edc30"/>
    </style:style>
    <style:style style:name="T9" style:family="text">
      <style:text-properties officeooo:rsid="0031e2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2">Оппл поехал домой, но по пути, в периулке на него напал пегас</text:p>
      <text:p text:style-name="P2"><text:span text:style-name="T5">Whispersong</text:span>: Let me help you</text:p>
      <text:p text:style-name="P2">Whispersong использует ледянную магию и убивает его</text:p>
      <text:p text:style-name="P3"><text:span text:style-name="T7">Whispersong</text:span><text:span text:style-name="T4">: </text:span>If only she knew how much she's actually helping me.</text:p>
      <text:p text:style-name="P2">Opple с затуманенными глазами</text:p>
      <text:p text:style-name="P2"><text:span text:style-name="T5">Opple</text:span>: mm?</text:p>
      <text:p text:style-name="P3"><text:span text:style-name="T7">Whispersong</text:span><text:span text:style-name="T4">: </text:span>Come on. It's going to be a long night.</text:p>
      <text:p text:style-name="P2">*****</text:p>
      <text:p text:style-name="P2">Место допроса, где были <text:span text:style-name="T1">Crystal Wing, Dreamspinner, пара пегасов и единорог.</text:span></text:p>
      <text:p text:style-name="P2">Показывается, как Оппл уходит от них</text:p>
      <text:p text:style-name="P4"><text:span text:style-name="T6">Dreamspinner</text:span><text:span text:style-name="T1">: </text:span>You have no evidence. Ice magic - rare as it is - is not grounds to accuse <text:span text:style-name="T9">Opple</text:span>. He has no affinity for it, nor does he possess the artifact from the cave.</text:p>
      <text:p text:style-name="P5"><text:span text:style-name="T6">Crystal Wing</text:span><text:span text:style-name="T1">: </text:span>Then I'll <text:span text:style-name="Emphasis">find</text:span> the evidence<text:span text:style-name="T9">s!</text:span>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0:39:28.440850568</dc:date>
    <meta:editing-duration>PT1H28M10S</meta:editing-duration>
    <meta:editing-cycles>24</meta:editing-cycles>
    <meta:document-statistic meta:table-count="0" meta:image-count="0" meta:object-count="0" meta:page-count="1" meta:paragraph-count="14" meta:word-count="112" meta:character-count="636" meta:non-whitespace-character-count="538"/>
  </office:meta>
</office:document-meta>
</file>